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b8ff" officeooo:paragraph-rsid="001fb8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gjlfkh;ljchkkjh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9:27:47.165828226</meta:creation-date>
    <dc:date>2019-10-23T19:28:11.552073658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18" meta:non-whitespace-character-count="18"/>
    <meta:generator>LibreOffice/6.0.7.3$Linux_X86_64 LibreOffice_project/00m0$Build-3</meta:generator>
  </office:meta>
</office:document-meta>
</file>